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1.401cm" style:auto-text-indent="false" style:page-number="auto" fo:background-color="transparent"/>
      <style:text-properties fo:font-size="14pt" style:font-size-asian="14pt" style:font-size-complex="14pt"/>
    </style:style>
    <style:style style:name="P2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1.499cm" style:auto-text-indent="false" style:page-number="auto" fo:background-color="transparent"/>
      <style:text-properties fo:font-size="14pt" style:font-size-asian="14pt" style:font-size-complex="14pt"/>
    </style:style>
    <style:style style:name="P3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1.499cm" style:auto-text-indent="false" style:page-number="auto" fo:background-color="transparent"/>
      <style:text-properties fo:font-size="14pt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1.499cm" style:auto-text-indent="false" style:page-number="auto" fo:background-color="transparent"/>
      <style:text-properties fo:font-size="14pt" style:font-size-asian="14pt" style:font-size-complex="14pt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end" style:justify-single-word="false"/>
      <style:text-properties fo:font-size="14pt" officeooo:rsid="000301f3" officeooo:paragraph-rsid="000301f3" style:font-size-asian="14pt" style:font-size-complex="14pt"/>
    </style:style>
    <style:style style:name="T1" style:family="text">
      <style:text-properties officeooo:rsid="000301f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Выполнил:</text:p>
      <text:p text:style-name="P6">Ердяков Роман Александрович</text:p>
      <text:p text:style-name="P6">группа ИТб-1302-02-20</text:p>
      <text:p text:style-name="P6"/>
      <text:p text:style-name="P2">Ценности - это убеждения и принципы, которые формируют базовую систему оценок и ориентиров человека в мире. Они определяют, что для нас важно, как мы оцениваем ситуации и принимаем решения. Традиционные ценности российского мировоззрения включают в себя:</text:p>
      <text:list xml:id="list25618457" text:style-name="L1">
        <text:list-item>
          <text:p text:style-name="P5"><text:span text:style-name="T1">П</text:span>атриотизм и любовь к Родине</text:p>
        </text:list-item>
        <text:list-item>
          <text:p text:style-name="P5">Семейные ценности и уважение к старшим</text:p>
        </text:list-item>
        <text:list-item>
          <text:p text:style-name="P5">Трудолюбие и самоотверженность</text:p>
        </text:list-item>
        <text:list-item>
          <text:p text:style-name="P5">Верность и доверие</text:p>
        </text:list-item>
        <text:list-item>
          <text:p text:style-name="P5">Уважение к традициям и культуре</text:p>
        </text:list-item>
      </text:list>
      <text:p text:style-name="P1">Давайте рассмотрим ближе ценность "патриотизм и любовь к Родине". В России эта ценность имеет глубокие исторические корни и играет важную роль в формировании национальной идентичности. Патриотизм проявляется в гордости за свою страну, уважении к её символам, готовности защищать её интересы.</text:p>
      <text:p text:style-name="P2">В России патриотизм часто связан с уважением к военной службе, подвигам героев, а также с поддержкой государственной политики. Это может проявляться в участии в парадах, мероприятиях, посвященных Дню Победы, а также в поддержке спортивных команд на международных соревнованиях.</text:p>
      <text:p text:style-name="P2">Однако, патриотизм также может вызывать спорные дискуссии, особенно в контексте политических событий. Некоторые люди могут видеть его как оправдание для национализма или агрессивной внешней политики. Таким образом, патриотизм - это ценность, которая может быть источником единства, но также может вызывать разногласия и дискусси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596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9:59:37.707260980</meta:creation-date>
    <meta:print-date>2024-01-21T20:04:49.989489922</meta:print-date>
    <dc:date>2024-01-21T20:07:57.987487757</dc:date>
    <meta:editing-duration>PT8M20S</meta:editing-duration>
    <meta:editing-cycles>1</meta:editing-cycles>
    <meta:document-statistic meta:table-count="0" meta:image-count="0" meta:object-count="0" meta:page-count="1" meta:paragraph-count="12" meta:word-count="190" meta:character-count="1359" meta:non-whitespace-character-count="1186"/>
    <meta:generator>LibreOffice/7.3.7.2$Linux_X86_64 LibreOffice_project/30$Build-2</meta:generator>
  </office:meta>
</office:document-meta>
</file>